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OÑAN VILCHEZ DIDIER WILLIAM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9839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INOÑAN VILCHEZ, DIDIER WILLIA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9839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34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8:01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